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8" style:family="paragraph" style:parent-style-name="Frame_20_contents">
      <style:paragraph-properties fo:text-align="justify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1f97635" style:font-style-asian="normal" style:font-style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57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5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60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61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62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6" style:family="paragraph" style:parent-style-name="Standard">
      <style:text-properties fo:font-size="2pt" style:font-size-asian="2pt" style:font-size-complex="2pt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4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T5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T6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T9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2" style:family="text">
      <style:text-properties fo:color="#221f1f" style:font-name="Lucida Sans" fo:letter-spacing="-0.007cm" style:font-name-complex="Lucida Sans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7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8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9" style:family="text">
      <style:text-properties fo:color="#221f1f" style:font-name="Lucida Sans" fo:letter-spacing="-0.012cm" style:font-name-complex="Lucida Sans"/>
    </style:style>
    <style:style style:name="T20" style:family="text">
      <style:text-properties fo:color="#221f1f" style:font-name="Lucida Sans" fo:font-weight="bold" style:font-weight-asian="bold" style:font-name-complex="Lucida Sans" style:font-weight-complex="bold"/>
    </style:style>
    <style:style style:name="T21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2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fo:letter-spacing="-0.007cm" fo:font-style="normal" officeooo:rsid="001c3d3e" style:font-style-asian="normal" style:font-style-complex="normal"/>
    </style:style>
    <style:style style:name="T41" style:family="text">
      <style:text-properties fo:letter-spacing="-0.007cm"/>
    </style:style>
    <style:style style:name="T42" style:family="text">
      <style:text-properties fo:letter-spacing="-0.007cm" fo:font-style="normal" style:font-style-asian="normal" style:font-style-complex="normal"/>
    </style:style>
    <style:style style:name="T43" style:family="text">
      <style:text-properties fo:letter-spacing="-0.007cm" fo:font-style="normal" officeooo:rsid="000f4c70" style:font-style-asian="normal" style:font-style-complex="normal"/>
    </style:style>
    <style:style style:name="T44" style:family="text">
      <style:text-properties fo:letter-spacing="-0.007cm" fo:font-style="normal" officeooo:rsid="00123b43" style:font-style-asian="normal" style:font-style-complex="normal"/>
    </style:style>
    <style:style style:name="T45" style:family="text">
      <style:text-properties fo:letter-spacing="-0.007cm" fo:font-style="normal" officeooo:rsid="001c3d3e" style:font-style-asian="normal" style:font-style-complex="normal"/>
    </style:style>
    <style:style style:name="T46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47" style:family="text">
      <style:text-properties fo:letter-spacing="-0.007cm" officeooo:rsid="003bb9d8"/>
    </style:style>
    <style:style style:name="T48" style:family="text">
      <style:text-properties fo:letter-spacing="-0.007cm" fo:font-style="italic" style:font-style-asian="italic" style:font-style-complex="italic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color="#000000" fo:letter-spacing="-0.007cm" fo:font-style="normal" officeooo:rsid="00105b3d" style:font-style-asian="normal" style:font-style-complex="normal"/>
    </style:style>
    <style:style style:name="T5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1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letter-spacing="-0.012cm"/>
    </style:style>
    <style:style style:name="T66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68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69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0854325"/>
    </style:style>
    <style:style style:name="T73" style:family="text">
      <style:text-properties officeooo:rsid="01deece9"/>
    </style:style>
    <style:style style:name="T74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57"/>
          </table:table-cell>
          <table:table-cell table:style-name="Tabla4.A1" office:value-type="string">
            <text:p text:style-name="P57"/>
          </table:table-cell>
        </table:table-row>
        <table:table-row table:style-name="Tabla4.2">
          <table:table-cell table:style-name="Tabla4.A2" office:value-type="string">
            <text:p text:style-name="P24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7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8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41"><text:text-input text:description="&lt;formatLang(line.discount)&gt;">10,5%</text:text-input></text:p>
          </table:table-cell>
          <table:table-cell table:style-name="Tabla4.A2" office:value-type="string">
            <text:p text:style-name="P39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5"><text:span text:style-name="T12"><text:text-input text:description="&lt;formatLang(line.quantity)&gt;">25,45</text:text-input></text:span><text:span text:style-name="T12"><text:s/></text:span><text:span text:style-name="T12"><text:text-input text:description="&lt;line.uom_id.name&gt;">kgs.</text:text-input></text:span></text:p>
          </table:table-cell>
          <table:table-cell table:style-name="Tabla4.A2" office:value-type="string">
            <text:p text:style-name="P40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0"><text:text-input text:description="&lt;/for&gt;">End For</text:text-input></text:p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2.835cm" style:rel-column-width="1607*"/>
    </style:style>
    <style:style style:name="Tabla1.B" style:family="table-column">
      <style:table-column-properties style:column-width="8.126cm" style:rel-column-width="4607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bottom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1f97635" style:font-style-asian="normal" style:font-style-complex="normal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6" style:family="paragraph" style:parent-style-name="Frame_20_contents">
      <style:paragraph-properties fo:text-align="justify" style:justify-single-word="false"/>
    </style:style>
    <style:style style:name="M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56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fo:color="#000000" fo:letter-spacing="0.004cm" fo:font-style="normal" style:font-style-asian="normal" style:font-style-complex="normal"/>
    </style:style>
    <style:style style:name="MT19" style:family="text">
      <style:text-properties fo:color="#000000" fo:letter-spacing="-0.007cm" fo:font-style="normal" officeooo:rsid="00105b3d" style:font-style-asian="normal" style:font-style-complex="normal"/>
    </style:style>
    <style:style style:name="MT2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21" style:family="text">
      <style:text-properties fo:color="#000000" fo:letter-spacing="-0.007cm" fo:font-style="normal" style:font-style-asian="normal" style:font-style-complex="normal"/>
    </style:style>
    <style:style style:name="MT22" style:family="text">
      <style:text-properties fo:letter-spacing="-0.007cm" fo:font-style="normal" officeooo:rsid="00123b43" style:font-style-asian="normal" style:font-style-complex="normal"/>
    </style:style>
    <style:style style:name="MT23" style:family="text">
      <style:text-properties fo:letter-spacing="-0.012cm"/>
    </style:style>
    <style:style style:name="MT2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25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6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MT33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34" style:family="text">
      <style:text-properties fo:color="#221f1f" style:font-name="Lucida Sans" fo:font-weight="bold" style:font-weight-asian="bold" style:font-name-complex="Lucida Sans" style:font-weight-complex="bold"/>
    </style:style>
    <style:style style:name="MT35" style:family="text">
      <style:text-properties fo:color="#221f1f" style:font-name="Lucida Sans" fo:letter-spacing="-0.012cm" style:font-name-complex="Lucida Sans"/>
    </style:style>
    <style:style style:name="MT36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5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font-weight="bold" style:font-weight-asian="bold" style:font-weight-complex="bold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0854325"/>
    </style:style>
    <style:style style:name="MT72" style:family="text">
      <style:text-properties officeooo:rsid="01deece9"/>
    </style:style>
    <style:style style:name="MT73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<text:s/>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/>
            <table:covered-table-cell/>
          </table:table-row>
          <table:table-row>
            <table:covered-table-cell/>
            <table:table-cell table:style-name="Table7.A2" table:number-rows-spanned="2" office:value-type="string">
              <text:p text:style-name="MP14"/>
            </table:table-cell>
            <table:covered-table-cell/>
          </table:table-row>
          <table:table-row>
            <table:covered-table-cell/>
            <table:covered-table-cell/>
            <table:table-cell table:style-name="Table7.A2" office:value-type="string">
              <text:p text:style-name="MP15"><text:span text:style-name="MT18"><text:text-input text:description="&lt;if test=&quot;print_header&quot;&gt;">IF2</text:text-input></text:span><text:span text:style-name="MT19">CUIT</text:span>: <text:text-input text:description="&lt;company.partner_id.commercial_partner_id.cuit&gt;">20-31393297-9</text:text-input><text:span text:style-name="MT18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9">Ing. Brutos</text:span>: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8"><text:span text:style-name="MT18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6"><text:span text:style-name="MT22">Cliente</text:span>:<text:span text:style-name="MT23"> </text:span><text:span text:style-name="MT24"><text:placeholder text:placeholder-type="text">&lt;print_contact_name and o.partner_id.display_name or o.partner_id.commercial_partner_id.name&gt;</text:placeholder></text:span></text:p>
              <text:p text:style-name="MP17"/>
              <text:p text:style-name="MP18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19"/>
              <text:p text:style-name="MP20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0"><text:span text:style-name="MT28"><text:text-input text:description="&lt;o.partner_id.commercial_partner_id.main_id_category_id.code&gt;">CUIT</text:text-input></text:span><text:span text:style-name="MT31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1"><text:span text:style-name="MT32">Teléfono</text:span><text:span text:style-name="MT11">: </text:span><text:span text:style-name="MT33"><text:placeholder text:placeholder-type="text">&lt;o.partner_id.commercial_partner_id.phone&gt;</text:placeholder></text:span><text:span text:style-name="MT33"><text:s/>- </text:span><text:span text:style-name="MT34"><text:placeholder text:placeholder-type="text">&lt;o.partner_id.mobile&gt;</text:placeholder></text:span></text:p>
              <text:p text:style-name="MP22"/>
              <text:p text:style-name="MP18"><text:span text:style-name="MT32">Mail</text:span><text:span text:style-name="MT11">:</text:span><text:span text:style-name="MT35"> </text:span><text:span text:style-name="MT33"><text:placeholder text:placeholder-type="text">&lt;o.partner_id.commercial_partner_id.email&gt;</text:placeholder></text:span><text:span text:style-name="MT33"><text:s/>- </text:span><text:span text:style-name="MT33"><text:placeholder text:placeholder-type="text">&lt;o.partner_id.email&gt;</text:placeholder></text:span></text:p>
              <text:p text:style-name="MP23"/>
              <text:p text:style-name="MP24"><text:span text:style-name="MT36"><text:text-input text:description="&lt;if test=&quot;print_commercial&quot;&gt;">IF2</text:text-input></text:span><text:span text:style-name="MT37">Comercial</text:span><text:span text:style-name="MT38">:</text:span><text:span text:style-name="MT39"> </text:span><text:span text:style-name="MT40"><text:text-input text:description="&lt;o.user_id.name&gt;">Roberto Ramirez</text:text-input></text:span><text:span text:style-name="MT41"><text:text-input text:description="&lt;/if&gt;">&lt;/if&gt;</text:text-input></text:span></text:p>
              <text:p text:style-name="MP18"><text:span text:style-name="MT42"><text:placeholder text:placeholder-type="text">&lt;o.afip_incoterm_id and 'Incoterms:' or ''&gt;</text:placeholder></text:span><text:span text:style-name="MT42"><text:s/></text:span><text:span text:style-name="MT4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5"><text:span text:style-name="MT44">Cond. Venta</text:span><text:span text:style-name="MT45">:</text:span><text:span text:style-name="MT46"> </text:span><text:span text:style-name="MT47"><text:text-input text:description="&lt;o.payment_term_id.note&gt;">30/60/90 días fin de mes</text:text-input></text:span></text:p>
              <text:p text:style-name="MP26"><text:span text:style-name="MT48">Vencimientos</text:span><text:span text:style-name="MT49">: </text:span><text:span text:style-name="MT50"><text:placeholder text:placeholder-type="text">&lt;formatLang(o.date_due,date='true')&gt;</text:placeholder></text:span></text:p>
              <text:p text:style-name="MP27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8"><text:span text:style-name="MT53">Importes expresados en </text:span><text:span text:style-name="MT54"><text:text-input text:description="&lt;o.currency_id.name or o.company_id.currency_id.name&gt;">rate</text:text-input></text:span></text:p>
              <text:p text:style-name="MP29"><text:span text:style-name="MT55">Doc. Origen</text:span><text:span text:style-name="MT56">:</text:span><text:span text:style-name="MT57"> </text:span><text:span text:style-name="MT58"><text:text-input text:description="&lt;o.origin&gt;">R1231231 – R1231321</text:text-input></text:span></text:p>
              <text:p text:style-name="MP30"><text:span text:style-name="MT59">Referencia: </text:span><text:span text:style-name="MT50"><text:placeholder text:placeholder-type="text">&lt;o.name&gt;</text:placeholder></text:span></text:p>
              <text:p text:style-name="MP30"><text:span text:style-name="MT60"><text:text-input text:description="&lt;o._fields.get('picking_ids') and o.picking_ids.mapped('voucher_ids') and 'Remitos: ' or ''&gt;">Remitos: </text:text-input></text:span><text:span text:style-name="MT61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1">Descripción</text:p>
            </table:table-cell>
            <table:table-cell table:style-name="Table10.A1" office:value-type="string">
              <text:p text:style-name="MP3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A1" office:value-type="string">
              <text:p text:style-name="MP31">P. Lista</text:p>
            </table:table-cell>
            <table:table-cell table:style-name="Table10.A1" office:value-type="string">
              <text:p text:style-name="MP33">%<text:span text:style-name="MT63">Bon.</text:span></text:p>
            </table:table-cell>
            <table:table-cell table:style-name="Table10.A1" office:value-type="string">
              <text:p text:style-name="MP31">P. Neto</text:p>
            </table:table-cell>
            <table:table-cell table:style-name="Table10.A1" office:value-type="string">
              <text:p text:style-name="MP31">Cantidad</text:p>
            </table:table-cell>
            <table:table-cell table:style-name="Table10.A1" office:value-type="string">
              <text:p text:style-name="MP31">Total</text:p>
            </table:table-cell>
          </table:table-row>
        </table:table>
        <text:p text:style-name="MP3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5"><draw:frame draw:style-name="Mfr2" draw:name="image: asimage(o.afip_qr_code_img,size_x=100,size_y=100)" text:anchor-type="paragraph" svg:width="3.78cm" draw:z-index="1"><draw:text-box fo:min-height="0.741cm"><text:p text:style-name="MP36"/></draw:text-box></draw:frame></text:p>
            </table:table-cell>
            <table:table-cell table:style-name="Tabla1.B4" table:number-rows-spanned="4" office:value-type="string">
              <text:p text:style-name="MP37"><text:span text:style-name="MT65">OBSERVACIONES</text:span>: <text:span text:style-name="MT66"><text:placeholder text:placeholder-type="text">&lt;o.comment&gt;</text:placeholder></text:span></text:p>
              <text:p text:style-name="MP38"><text:placeholder text:placeholder-type="text">&lt;if test="o.journal_id.afip_ws == 'wsbfe'"&gt;</text:placeholder></text:p>
              <text:p text:style-name="MP38">* EL ADQUIRENTE ASUME EL COMPROMISO, EN CARÁCTER DE DECLARACION JURADA, DE NO EXPORTAR EL BIEN DURANTE EL PLAZO DE TRES 3 AÑOS CONTADOS A PARTIR DE SU ADQUISICION</text:p>
              <text:p text:style-name="MP38"><text:placeholder text:placeholder-type="text">&lt;/if&gt;</text:placeholder></text:p>
              <text:p text:style-name="MP38"><text:placeholder text:placeholder-type="text">&lt;if test="o.document_type_id.code in ['201', '206', '211']"&gt;</text:placeholder></text:p>
              <text:p text:style-name="MP38">--</text:p>
              <text:p text:style-name="MP39"><text:placeholder text:placeholder-type="text">&lt;"CBU de PAGO: %s" % (o.partner_bank_id.cbu or "")&gt;</text:placeholder></text:p>
              <text:p text:style-name="MP38"><text:placeholder text:placeholder-type="text">&lt;/if&gt;</text:placeholder></text:p>
              <text:p text:style-name="MP38"><text:text-input text:description="&lt;if test=&quot;o.amount_total != 0 and o.currency_id != o.company_id.currency_id or o._fields.get('move_currency_id') and o.move_currency_id&quot;&gt;">if</text:text-input>* El total de este comprobante equivale a un total de: <text:span text:style-name="MT67"><text:text-input text:description="&lt;o.currency_id != o.company_id.currency_id and o.company_id.currency_id.name or o.move_currency_id.name&gt;">USD</text:text-input></text:span><text:span text:style-name="MT67"><text:s/></text:span><text:span text:style-name="MT67"><text:text-input text:description="&lt;formatLang(o.currency_id != o.company_id.currency_id and o.cc_amount_total or o.move_currency_id.round(o.amount_total / o.move_inverse_currency_rate))&gt;">123123,12</text:text-input></text:span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text-input text:description="&lt;/if&gt;">if</text:text-input></text:p>
            </table:table-cell>
            <table:table-cell table:style-name="Tabla1.C1" office:value-type="string">
              <text:p text:style-name="MP40"><text:span text:style-name="MT68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1"/>
            </table:table-cell>
            <table:table-cell table:style-name="Tabla1.E1" office:value-type="string">
              <text:p text:style-name="MP42"><text:text-input text:description="&lt;formatLang(o.report_amount_untaxed)&gt;">99.999,99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43">IMPUESTOS</text:p>
            </table:table-cell>
            <table:table-cell table:style-name="Tabla1.D2" office:value-type="string">
              <text:p text:style-name="MP44">Base</text:p>
            </table:table-cell>
            <table:table-cell table:style-name="Tabla1.E2" office:value-type="string">
              <text:p text:style-name="MP44">Importe</text:p>
            </table:table-cell>
          </table:table-row>
          <table:table-row>
            <table:covered-table-cell/>
            <table:covered-table-cell/>
            <table:table-cell table:style-name="Tabla1.C3" office:value-type="string">
              <text:p text:style-name="MP45"><text:text-input text:description="&lt;for each=&quot;line in o.report_tax_line_ids&quot;&gt;">For each line</text:text-input></text:p>
              <text:p text:style-name="MP46"><text:text-input text:description="&lt;line.tax_id.description&gt;">IVA 21%</text:text-input></text:p>
              <text:p text:style-name="MP47"><text:text-input text:description="&lt;/for&gt;">End For</text:text-input></text:p>
            </table:table-cell>
            <table:table-cell table:style-name="Tabla1.D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formatLang(line.base)&gt;">1000200,50</text:text-input></text:p>
              <text:p text:style-name="MP50"><text:text-input text:description="&lt;/for&gt;">End For</text:text-input></text:p>
            </table:table-cell>
            <table:table-cell table:style-name="Tabla1.E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formatLang(line.amount)&gt;">99.999,99</text:text-input></text:p>
              <text:p text:style-name="MP50"><text:text-input text:description="&lt;/for&gt;">End For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51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D4" office:value-type="string">
              <text:p text:style-name="MP52"/>
            </table:table-cell>
            <table:table-cell table:style-name="Tabla1.E4" office:value-type="string">
              <text:p text:style-name="MP52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3"><text:span text:style-name="MT71">Son: </text:span><text:span text:style-name="MT71"><text:placeholder text:placeholder-type="text">&lt;o.currency_id.name or o.company_id.currency_id.name&gt;</text:placeholder></text:span><text:span text:style-name="MT71"><text:s/>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4"><text:span text:style-name="MT72">C</text:span>AE: <text:placeholder text:placeholder-type="text">&lt;o.afip_cae&gt;</text:placeholder><text:s/>- <text:span text:style-name="MT73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5"/>
        <text:p text:style-name="MP5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18T11:40:32.165912910</dc:date>
    <meta:editing-duration>P3DT14H56M38S</meta:editing-duration>
    <meta:editing-cycles>700</meta:editing-cycles>
    <meta:generator>LibreOffice/6.4.6.2$Linux_X86_64 LibreOffice_project/40$Build-2</meta:generator>
    <meta:document-statistic meta:table-count="6" meta:image-count="0" meta:object-count="0" meta:page-count="1" meta:paragraph-count="77" meta:word-count="436" meta:character-count="2733" meta:non-whitespace-character-count="2539"/>
  </office:meta>
</office:document-meta>
</file>